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T153" style:parent-style-name="Fuentedepárrafopredeter." style:family="text">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56"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5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0"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72"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73"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text:s/>estar<text:s/>2/3 veces<text:s/>por debajo del ancho<text:s/>máximo<text:s/>y que haya menos parejas formadas que bandas a detectar.</text:p>
      <text:p text:style-name="P149"/>
      <text:p text:style-name="P150">13/02/23</text:p>
      <text:p text:style-name="P151">-<text:s/>Se ha introducido el cálculo del vector ocupación tras la eliminación de bandas.<text:s/></text:p>
      <text:p text:style-name="P152">- La detección de bandas está casi terminada.</text:p>
      <text:p text:style-name="Standard"><text:span text:style-name="T153">- Hay que ponerse pronto con la detección de códigos de barras.</text:span></text:p>
      <text:p text:style-name="P154"/>
      <text:p text:style-name="P155"/>
      <text:p text:style-name="Standard"><text:span text:style-name="T156">PROBAR A HACER HOUGH A PARTES DE <text:s/>LA IMAGEN, POR EJEMPLO HACER CUATRO HOUGHs, CALCULANDO HOUGH SOLO DE UN CUARTO DE LA IMAGEN</text:span></text:p>
      <text:p text:style-name="P157"/>
      <text:p text:style-name="P158">MIRAR LO DE AÑADIR LOS 20 PÍXELES POR ARRIBA Y POR ABAJO, REVISAR QUE SOLO SE HAGA EN LAS PAREJAS DIRECTAMENTE DETECTADAS Y QUE TAMBIÉN SE USE LOS DATOS DE LAS PAREJAS SIN ESE ENSANCHE PARA HACER LOS CÁLCULOS</text:p>
      <text:p text:style-name="P159"/>
      <text:p text:style-name="P160">SE DEBE DE HACER UN ALGORITMO ITERATIVO DE TAL MANERA QUE SI POR EJEMPLO FORMAMOS UNA PAREJA EN LOS PRODUCTOS, EL ALGORITMO RECONOZCA DE ALGUNA MANERA QUE ESA PAREJA ESTÁ MAL PARA DESECHARLA Y BUSCAR OTRA</text:p>
      <text:p text:style-name="P161"/>
      <text:soft-page-break/>
      <text:p text:style-name="P162">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63"/>
      <text:p text:style-name="P164">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65"/>
      <text:p text:style-name="P166">MIRAR CÓMO HACER EL RELLENO DE LÍNEAS SUELTAS HACIA EL LADO CORRECTO</text:p>
      <text:p text:style-name="P167"/>
      <text:p text:style-name="P168">MIRAR SI EN VEZ DE CREAR LAS BANDAS HORIZONTALES SOLO USANDO LAS ALTURAS, USAR MEJOR LAS LÍNEAS DETECTADAS CON SU INCLINACIÓN INCLUÍDA (SI LA TIENEN)</text:p>
      <text:p text:style-name="P169"/>
      <text:p text:style-name="P170">EN VEZ DE HACER UN CÓDIGO TAN LARGO, HACER FUNCIONES E IMPORTARLAS COMO EN AMPLI DE ROBÓTICA</text:p>
      <text:p text:style-name="P171"/>
      <text:p text:style-name="Standard"><text:span text:style-name="T172">pip install opencv-contrib-python</text:span></text:p>
      <text:p text:style-name="Standard"/>
      <text:p text:style-name="Standard"/>
      <text:p text:style-name="Standard"/>
      <text:p text:style-name="P173">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2-13T12:18:00Z</dc:date>
    <meta:template xlink:href="Normal.dotm" xlink:type="simple"/>
    <meta:editing-cycles>131</meta:editing-cycles>
    <meta:editing-duration>PT366300S</meta:editing-duration>
    <meta:document-statistic meta:page-count="8" meta:paragraph-count="41" meta:word-count="3174" meta:character-count="20591" meta:row-count="145" meta:non-whitespace-character-count="17458"/>
  </office:meta>
</office:document-meta>
</file>